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column" table:align="margins"/>
    </style:style>
    <style:style style:name="Tabla3.A" style:family="table-column">
      <style:table-column-properties style:column-width="4.494cm" style:rel-column-width="27072*"/>
    </style:style>
    <style:style style:name="Tabla3.B" style:family="table-column">
      <style:table-column-properties style:column-width="2.406cm" style:rel-column-width="14492*"/>
    </style:style>
    <style:style style:name="Tabla3.C" style:family="table-column">
      <style:table-column-properties style:column-width="1.997cm" style:rel-column-width="12027*"/>
    </style:style>
    <style:style style:name="Tabla3.D" style:family="table-column">
      <style:table-column-properties style:column-width="1.983cm" style:rel-column-width="11944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7cm" style:rel-column-width="18582*"/>
    </style:style>
    <style:style style:name="Tabla4.B" style:family="table-column">
      <style:table-column-properties style:column-width="3.919cm" style:rel-column-width="33299*"/>
    </style:style>
    <style:style style:name="Tabla4.C" style:family="table-column">
      <style:table-column-properties style:column-width="1.607cm" style:rel-column-width="13654*"/>
    </style:style>
    <style:style style:name="Tabla4.1" style:family="table-row">
      <style:table-row-properties style:min-row-height="0.605cm"/>
    </style:style>
    <style:style style:name="Tabla4.4" style:family="table-row">
      <style:table-row-properties style:min-row-height="0.309cm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0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5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58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style:font-size-asian="9pt" style:font-size-complex="9pt"/>
    </style:style>
    <style:style style:name="T3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officeooo:rsid="001b2caa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21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19"><text:text-input text:description="&lt;line.move_id.display_name&gt;">21654321613</text:text-input></text:p>
                </table:table-cell>
                <table:table-cell table:style-name="Tabla3.A1" office:value-type="string">
                  <text:p text:style-name="P29"><text:text-input text:description="&lt;formatLang(line.date_maturity, date=True)&gt;">19/12/1984</text:text-input></text:p>
                </table:table-cell>
                <table:table-cell table:style-name="Tabla3.A1" office:value-type="string">
                  <text:p text:style-name="P20"><text:text-input text:description="&lt;formatLang(line.balance)&gt;">216543216</text:text-input></text:p>
                </table:table-cell>
                <table:table-cell table:style-name="Tabla3.A1" office:value-type="string">
                  <text:p text:style-name="P20"><text:text-input text:description="&lt;formatLang(line.payment_group_matched_amount)&gt;">21654321613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table:number-columns-spanned="4" office:value-type="string">
                  <text:p text:style-name="P30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25">A cuenta</text:p>
                </table:table-cell>
                <table:table-cell table:style-name="Tabla3.A1" office:value-type="string">
                  <text:p text:style-name="P18"/>
                </table:table-cell>
                <table:table-cell table:style-name="Tabla3.A1" office:value-type="string">
                  <text:p text:style-name="P26"/>
                </table:table-cell>
                <table:table-cell table:style-name="Tabla3.A1" office:value-type="string">
                  <text:p text:style-name="P27"><text:text-input text:description="&lt;formatLang(o.unmatched_amount)&gt;">a cuenta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3"/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number-columns-spanned="3" office:value-type="string">
                  <text:p text:style-name="P22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 or line.journal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4.4">
                <table:table-cell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  <table:table-row table:style-name="Tabla4.5">
                <table:table-cell table:style-name="Tabla4.A5" office:value-type="string">
                  <text:p text:style-name="P31"><text:span text:style-name="Fuente_20_de_20_párrafo_20_predeter."><text:span text:style-name="T42">N Reten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Descrip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Importe</text:span></text:span></text:p>
                </table:table-cell>
              </table:table-row>
              <table:table-row>
                <table:table-cell table:style-name="Tabla4.A6" table:number-columns-spanned="3" office:value-type="string">
                  <text:p text:style-name="P31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 or line.internal_number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4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4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Table_20_Contents">
      <style:text-properties fo:font-size="8pt" style:font-size-asian="8pt" style:font-size-complex="8pt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5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5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52" style:family="paragraph" style:parent-style-name="Table_20_Contents">
      <style:text-properties fo:font-size="4pt" style:font-size-asian="4pt" style:font-size-complex="4pt"/>
    </style:style>
    <style:style style:name="MP53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64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MT38" style:family="text">
      <style:text-properties officeooo:rsid="001c3d3e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2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4" style:family="text"/>
    <style:style style:name="MT45" style:family="text">
      <style:text-properties fo:color="#221f1f" fo:letter-spacing="-0.007cm" fo:font-style="normal" officeooo:rsid="001c3d3e" style:font-style-asian="normal" style:font-style-complex="normal"/>
    </style:style>
    <style:style style:name="M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7" style:family="text">
      <style:text-properties style:use-window-font-color="true"/>
    </style:style>
    <style:style style:name="MT48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7">Importe</text:span></text:span></text:p>
            </table:table-cell>
            <table:table-cell table:style-name="Tabla2.D1" office:value-type="string">
              <text:p text:style-name="MP33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4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4"><text:span text:style-name="Fuente_20_de_20_párrafo_20_predeter."><text:span text:style-name="MT36">Importe</text:span></text:span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C1" office:value-type="string">
              <text:p text:style-name="MP37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8"><text:text-input text:description="&lt;formatLang(o.unmatched_amount + o.matched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6"/>
            </table:table-cell>
            <table:table-cell table:style-name="Tabla6.C1" table:number-rows-spanned="3" table:number-columns-spanned="2" office:value-type="string">
              <text:p text:style-name="MP39">Retenciones</text:p>
              <text:p text:style-name="MP40">Cheques</text:p>
              <text:p text:style-name="MP41"><text:text-input text:description="&lt;for each=&quot;payment in o.payment_ids.filtered(lambda x: not x.tax_withholding_id and not x.check_ids)&quot;&gt;">For payment</text:text-input></text:p>
              <text:p text:style-name="MP42"><text:text-input text:description="&lt;payment.journal_id.name&gt;">Banco Municipaal</text:text-input></text:p>
              <text:p text:style-name="MP43"><text:text-input text:description="&lt;/for&gt;">/for</text:text-input></text:p>
            </table:table-cell>
            <table:covered-table-cell/>
            <table:table-cell table:style-name="Tabla6.C1" table:number-rows-spanned="3" office:value-type="string">
              <text:p text:style-name="MP44"><text:text-input text:description="&lt;sum(o.payment_ids.filtered(lambda x: x.tax_withholding_id).mapped('amount'))&gt;">For journal</text:text-input></text:p>
              <text:p text:style-name="MP44"><text:text-input text:description="&lt;sum(o.payment_ids.filtered(lambda x: x.check_ids).mapped('amount'))&gt;">For journal</text:text-input></text:p>
              <text:p text:style-name="MP45"><text:text-input text:description="&lt;for each=&quot;payment in o.payment_ids.filtered(lambda x: not x.tax_withholding_id and not x.check_ids)&quot;&gt;">For payment</text:text-input></text:p>
              <text:p text:style-name="MP46"><text:text-input text:description="&lt;formatLang(payment.amount)&gt;">9.999,50</text:text-input></text:p>
              <text:p text:style-name="MP47"><text:text-input text:description="&lt;/for&gt;">/for</text:text-input></text:p>
            </table:table-cell>
            <table:table-cell table:style-name="Tabla6.A1" office:value-type="string">
              <text:p text:style-name="MP36"/>
            </table:table-cell>
          </table:table-row>
          <table:table-row table:style-name="Tabla6.2">
            <table:table-cell table:style-name="Tabla6.A1" office:value-type="string">
              <text:p text:style-name="MP36"/>
            </table:table-cell>
            <table:table-cell table:style-name="Tabla6.A1" table:number-rows-spanned="3" table:number-columns-spanned="5" office:value-type="string">
              <text:p text:style-name="M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3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4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  <table:table-cell table:style-name="Tabla6.C1" table:number-columns-spanned="2" office:value-type="string">
              <text:p text:style-name="MP49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50"><text:text-input text:description="&lt;formatLang(o.payments_amount)&gt;">9.999,50</text:text-input></text:p>
            </table:table-cell>
            <table:table-cell table:style-name="Tabla6.A1" office:value-type="string">
              <text:p text:style-name="MP51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3"><text:span text:style-name="Fuente_20_de_20_párrafo_20_predeter."><text:span text:style-name="MT41"/></text:span></text:p>
            </table:table-cell>
            <table:covered-table-cell/>
            <table:table-cell table:style-name="Tabla6.A1" office:value-type="string">
              <text:p text:style-name="MP54"/>
            </table:table-cell>
            <table:table-cell table:style-name="Tabla6.D6" table:number-columns-spanned="7" office:value-type="string">
              <text:p text:style-name="MP55"><text:span text:style-name="Fuente_20_de_20_párrafo_20_predeter."><text:span text:style-name="MT42">So</text:span></text:span><text:span text:style-name="Fuente_20_de_20_párrafo_20_predeter."><text:span text:style-name="MT43">n</text:span></text:span><text:span text:style-name="Fuente_20_de_20_párrafo_20_predeter."><text:span text:style-name="MT41">: </text:span></text:span><text:span text:style-name="Fuente_20_de_20_párrafo_20_predeter."><text:span text:style-name="MT41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1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3"/>
            </table:table-cell>
          </table:table-row>
          <table:table-row table:style-name="Tabla6.7">
            <table:table-cell table:style-name="Tabla6.A1" office:value-type="string">
              <text:p text:style-name="MP56"><text:span text:style-name="Fuente_20_de_20_párrafo_20_predeter."/></text:p>
            </table:table-cell>
            <table:table-cell table:style-name="Tabla6.A1" table:number-columns-spanned="3" office:value-type="string">
              <text:p text:style-name="MP57"><text:span text:style-name="MT45">OBSERVACIONES</text:span>: <text:span text:style-name="MT46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8"/>
            </table:table-cell>
            <table:table-cell table:style-name="Tabla6.F7" table:number-columns-spanned="3" office:value-type="string">
              <text:p text:style-name="MP59"><text:s text:c="29"/></text:p>
              <text:p text:style-name="MP60"><text:span text:style-name="Fuente_20_de_20_párrafo_20_predeter."><text:span text:style-name="MT43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61"/>
              <text:p text:style-name="MP62"><text:span text:style-name="Fuente_20_de_20_párrafo_20_predeter."><text:span text:style-name="MT47"><text:s text:c="14"/>____ <text:s text:c="8"/></text:span></text:span></text:p>
              <text:p text:style-name="MP63"><text:span text:style-name="Fuente_20_de_20_párrafo_20_predeter."><text:span text:style-name="MT48">Aclaración</text:span></text:span></text:p>
            </table:table-cell>
            <table:covered-table-cell/>
            <table:table-cell table:style-name="Tabla6.A1" office:value-type="string">
              <text:p text:style-name="MP58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30T11:07:07.796998196</dc:date>
    <meta:editing-duration>P2DT6H58M14S</meta:editing-duration>
    <meta:editing-cycles>497</meta:editing-cycles>
    <meta:generator>LibreOffice/5.1.4.2$Linux_X86_64 LibreOffice_project/10m0$Build-2</meta:generator>
    <meta:document-statistic meta:table-count="7" meta:image-count="0" meta:object-count="0" meta:page-count="1" meta:paragraph-count="80" meta:word-count="313" meta:character-count="1807" meta:non-whitespace-character-count="1681"/>
  </office:meta>
</office:document-meta>
</file>